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34745a"/>
    </style:style>
    <style:style style:name="P4" style:family="paragraph" style:parent-style-name="Standard">
      <style:text-properties officeooo:rsid="00259fa2" officeooo:paragraph-rsid="00272159"/>
    </style:style>
    <style:style style:name="P5" style:family="paragraph" style:parent-style-name="Standard">
      <style:text-properties officeooo:rsid="002db4c7" officeooo:paragraph-rsid="00259fa2"/>
    </style:style>
    <style:style style:name="P6" style:family="paragraph" style:parent-style-name="Standard">
      <style:text-properties officeooo:rsid="0028a49c" officeooo:paragraph-rsid="0028a49c"/>
    </style:style>
    <style:style style:name="P7" style:family="paragraph" style:parent-style-name="Standard">
      <style:text-properties officeooo:rsid="00314a92" officeooo:paragraph-rsid="00314a92"/>
    </style:style>
    <style:style style:name="P8" style:family="paragraph" style:parent-style-name="Standard">
      <style:text-properties officeooo:rsid="00328ab7" officeooo:paragraph-rsid="00328ab7"/>
    </style:style>
    <style:style style:name="P9" style:family="paragraph" style:parent-style-name="Standard">
      <style:text-properties officeooo:rsid="0034e63c" officeooo:paragraph-rsid="0034e63c"/>
    </style:style>
    <style:style style:name="P10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11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12" style:family="paragraph" style:parent-style-name="Standard">
      <style:text-properties officeooo:rsid="0036de83" officeooo:paragraph-rsid="0036de83"/>
    </style:style>
    <style:style style:name="P13" style:family="paragraph" style:parent-style-name="Standard">
      <style:text-properties officeooo:rsid="00259fa2" officeooo:paragraph-rsid="002aff02"/>
    </style:style>
    <style:style style:name="P14" style:family="paragraph" style:parent-style-name="Standard">
      <style:text-properties officeooo:rsid="00259fa2" officeooo:paragraph-rsid="003763d7"/>
    </style:style>
    <style:style style:name="P15" style:family="paragraph" style:parent-style-name="Standard">
      <style:text-properties officeooo:rsid="00259fa2" officeooo:paragraph-rsid="003a7d30"/>
    </style:style>
    <style:style style:name="P16" style:family="paragraph" style:parent-style-name="Standard">
      <style:text-properties officeooo:rsid="0028a49c" officeooo:paragraph-rsid="0036de83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6de83"/>
    </style:style>
    <style:style style:name="T12" style:family="text">
      <style:text-properties officeooo:rsid="003763d7"/>
    </style:style>
    <style:style style:name="T13" style:family="text">
      <style:text-properties officeooo:rsid="0038cfb7"/>
    </style:style>
    <style:style style:name="T14" style:family="text">
      <style:text-properties officeooo:rsid="003a7d30"/>
    </style:style>
    <style:style style:name="T15" style:family="text">
      <style:text-properties officeooo:rsid="003bb0c7"/>
    </style:style>
    <style:style style:name="T16" style:family="text">
      <style:text-properties officeooo:rsid="003bfb9c"/>
    </style:style>
    <style:style style:name="T17" style:family="text">
      <style:text-properties officeooo:rsid="003db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0"/>
            <text:p text:style-name="P10">Лабораторная работа № <text:span text:style-name="T2">4</text:span></text:p>
            <text:p text:style-name="P10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10">Студент<text:span text:style-name="T1">ы</text:span></text:p>
          </table:table-cell>
          <table:table-cell table:style-name="Таблица1.C1" office:value-type="string">
            <text:p text:style-name="P11">Стрельцов В. О.</text:p>
            <text:p text:style-name="P11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10">Группа</text:p>
          </table:table-cell>
          <table:table-cell table:style-name="Таблица1.C2" office:value-type="string">
            <text:p text:style-name="P10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10">Преподаватель</text:p>
          </table:table-cell>
          <table:table-cell table:style-name="Таблица1.C2" office:value-type="string">
            <text:p text:style-name="P10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5"/>
      <text:p text:style-name="P3"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2">loop</text:span><text:span text:style-name="T4"> </text:span><text:span text:style-name="T10">…</text:span><text:span text:style-name="T6">)</text:span><text:span text:style-name="T4"> как условие.</text:span></text:p>
      <text:p text:style-name="P13"><text:span text:style-name="T7">2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5"><text:span text:style-name="T14">3. Существование функции при ее вызове.</text:span></text:p>
      <text:p text:style-name="P14"><text:span text:style-name="T17">4</text:span><text:span text:style-name="T12">. Соответствие количества передаваемых </text:span><text:span text:style-name="T13">в функцию</text:span><text:span text:style-name="T12"> параметров количеству, указанному при </text:span><text:span text:style-name="T13">ее </text:span><text:span text:style-name="T12">объявлении.</text:span></text:p>
      <text:p text:style-name="P4"><text:span text:style-name="T17">5</text:span><text:span text:style-name="T4">. </text:span><text:span text:style-name="T5">Вычислимость выражений, передаваемых как аргументы </text:span><text:span text:style-name="T15">в</text:span><text:span text:style-name="T5"> функци</text:span><text:span text:style-name="T15">ю</text:span><text:span text:style-name="T5"> </text:span><text:span text:style-name="T13">(</text:span><text:span text:style-name="T15">аналогично</text:span><text:span text:style-name="T13"> п</text:span><text:span text:style-name="T15">ункту</text:span><text:span text:style-name="T13"> 1)</text:span><text:span text:style-name="T5">.</text:span></text:p>
      <text:p text:style-name="P12"><text:span text:style-name="T17">6</text:span>. Существование класса при создании объекта.</text:p>
      <text:p text:style-name="P6"><text:span text:style-name="T17">7</text:span>. Существование класса, указанного как родительский, при наследовании.</text:p>
      <text:p text:style-name="P9"><text:span text:style-name="T11">8</text:span>. <text:span text:style-name="T16">Отсутствие двух объявлений классов с одним именем.</text:span></text:p>
      <text:p text:style-name="P16"/>
      <text:p text:style-name="P7">Заголовочный файл со структурами данных, используемыми на этапе семантического анализа</text:p>
      <text:p text:style-name="P7"/>
      <text:p text:style-name="P8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7T23:38:49</dc:date>
    <meta:editing-duration>PT16M39S</meta:editing-duration>
    <meta:editing-cycles>28</meta:editing-cycles>
    <meta:generator>LibreOffice/3.6$Linux_X86_64 LibreOffice_project/360m1$Build-2</meta:generator>
    <meta:document-statistic meta:table-count="1" meta:image-count="0" meta:object-count="0" meta:page-count="1" meta:paragraph-count="21" meta:word-count="118" meta:character-count="914" meta:non-whitespace-character-count="817"/>
  </office:meta>
</office:document-meta>
</file>